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G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14.2">
            <text:p>14,2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3986.12264847864">
            <text:p>￥3.986</text:p>
          </table:table-cell>
          <table:table-cell table:style-name="ce6" table:formula="of:=[.F2]-[.B3]/[.B4]" office:value-type="currency" office:currency="JPY" office:value="3568.4011294913">
            <text:p>￥3.568</text:p>
          </table:table-cell>
          <table:table-cell table:style-name="ce15" table:formula="of:=[.G2]*0.0076" office:value-type="currency" office:currency="EUR" office:value="27.1198485841339">
            <text:p>27,12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132">
            <text:p>132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3141.33964353463">
            <text:p>￥3.141</text:p>
          </table:table-cell>
          <table:table-cell table:formula="of:=[.F3]-[.B3]/[.B4]" office:value-type="currency" office:currency="JPY" office:value="2723.61812454729">
            <text:p>￥2.724</text:p>
          </table:table-cell>
          <table:table-cell table:style-name="ce16" table:formula="of:=[.G3]*0.0076" office:value-type="currency" office:currency="EUR" office:value="20.6994977465594">
            <text:p>20,70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0.6428779757699">
            <text:p>20,64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316">
            <text:p>0,316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2259.30678938699">
            <text:p>￥2.259</text:p>
          </table:table-cell>
          <table:table-cell table:style-name="ce14" table:formula="of:=[.F4]-[.B3]/[.B4]" office:value-type="currency" office:currency="JPY" office:value="1841.58527039965">
            <text:p>￥1.842</text:p>
          </table:table-cell>
          <table:table-cell table:style-name="ce17" table:formula="of:=[.G4]*0.0076" office:value-type="currency" office:currency="EUR" office:value="13.9960480550374">
            <text:p>14,0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4">
          <table:table-cell office:value-type="string">
            <text:p>EPS</text:p>
          </table:table-cell>
          <table:table-cell table:style-name="ce5" office:value-type="currency" office:currency="JPY" office:value="186">
            <text:p>￥18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/>
          <table:table-cell table:style-name="Default" office:value-type="string">
            <text:p>45 % Margin of Safety</text:p>
          </table:table-cell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93">
            <text:p>￥93</text:p>
          </table:table-cell>
          <table:table-cell table:style-name="ce7"/>
          <table:table-cell table:formula="of:=[.B8]/(1+[.D2])^(1/4)" office:value-type="currency" office:currency="JPY" office:value="91.4401656481217">
            <text:p>￥91</text:p>
          </table:table-cell>
          <table:table-cell table:formula="of:=[.B5]/2" office:value-type="currency" office:currency="JPY" office:value="93">
            <text:p>￥93</text:p>
          </table:table-cell>
          <table:table-cell table:style-name="ce8"/>
          <table:table-cell table:formula="of:=[.E8]/(1+[.D3])^(1/4)" office:value-type="currency" office:currency="JPY" office:value="91.1224764261494">
            <text:p>￥91</text:p>
          </table:table-cell>
          <table:table-cell table:formula="of:=[.B5]/2" office:value-type="currency" office:currency="JPY" office:value="93">
            <text:p>￥93</text:p>
          </table:table-cell>
          <table:table-cell table:style-name="ce9"/>
          <table:table-cell table:formula="of:=[.H8]/(1+[.D4])^(1/4)" office:value-type="currency" office:currency="JPY" office:value="90.8102303398969">
            <text:p>￥9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195.3">
            <text:p>￥195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JPY" office:value="182.523364485981">
            <text:p>￥183</text:p>
          </table:table-cell>
          <table:table-cell table:formula="of:=[.B5]*(1+[.F9])" office:value-type="currency" office:currency="JPY" office:value="191.58">
            <text:p>￥192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JPY" office:value="176.571428571429">
            <text:p>￥177</text:p>
          </table:table-cell>
          <table:table-cell table:formula="of:=[.B5]*(1+[.I9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JPY" office:value="169.090909090909">
            <text:p>￥169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210.924">
            <text:p>￥211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JPY" office:value="184.229190322299">
            <text:p>￥184</text:p>
          </table:table-cell>
          <table:table-cell table:formula="of:=[.E9]*(1+[.F10])" office:value-type="currency" office:currency="JPY" office:value="201.159">
            <text:p>￥201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JPY" office:value="170.875576036866">
            <text:p>￥171</text:p>
          </table:table-cell>
          <table:table-cell table:formula="of:=[.H9]*(1+[.I10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JPY" office:value="153.719008264463">
            <text:p>￥154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227.79792">
            <text:p>￥228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JPY" office:value="185.950958456152">
            <text:p>￥186</text:p>
          </table:table-cell>
          <table:table-cell table:formula="of:=[.E10]*(1+[.F11])" office:value-type="currency" office:currency="JPY" office:value="211.21695">
            <text:p>￥211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JPY" office:value="165.363460680838">
            <text:p>￥165</text:p>
          </table:table-cell>
          <table:table-cell table:formula="of:=[.H10]*(1+[.I11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JPY" office:value="139.744552967693">
            <text:p>￥140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239.187816">
            <text:p>￥239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JPY" office:value="182.475239606505">
            <text:p>￥182</text:p>
          </table:table-cell>
          <table:table-cell table:formula="of:=[.E11]*(1+[.F12])" office:value-type="currency" office:currency="JPY" office:value="219.665628">
            <text:p>￥220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JPY" office:value="158.505068302371">
            <text:p>￥159</text:p>
          </table:table-cell>
          <table:table-cell table:formula="of:=[.H11]*(1+[.I12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JPY" office:value="127.040502697903">
            <text:p>￥127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251.1472068">
            <text:p>￥251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JPY" office:value="179.064487464327">
            <text:p>￥179</text:p>
          </table:table-cell>
          <table:table-cell table:formula="of:=[.E12]*(1+[.F13])" office:value-type="currency" office:currency="JPY" office:value="228.45225312">
            <text:p>￥228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JPY" office:value="151.931125377387">
            <text:p>￥152</text:p>
          </table:table-cell>
          <table:table-cell table:formula="of:=[.H12]*(1+[.I13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JPY" office:value="115.491366089003">
            <text:p>￥115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261.193095072">
            <text:p>￥261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JPY" office:value="174.043987815794">
            <text:p>￥174</text:p>
          </table:table-cell>
          <table:table-cell table:formula="of:=[.E13]*(1+[.F14])" office:value-type="currency" office:currency="JPY" office:value="235.3058207136">
            <text:p>￥235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JPY" office:value="144.22954759328">
            <text:p>￥144</text:p>
          </table:table-cell>
          <table:table-cell table:formula="of:=[.H13]*(1+[.I14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JPY" office:value="104.992150990003">
            <text:p>￥10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271.64081887488">
            <text:p>￥272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JPY" office:value="169.164249839651">
            <text:p>￥169</text:p>
          </table:table-cell>
          <table:table-cell table:formula="of:=[.E14]*(1+[.F15])" office:value-type="currency" office:currency="JPY" office:value="240.011937127872">
            <text:p>￥240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JPY" office:value="135.589067783545">
            <text:p>￥136</text:p>
          </table:table-cell>
          <table:table-cell table:formula="of:=[.H14]*(1+[.I15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JPY" office:value="95.4474099909114">
            <text:p>￥95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282.506451629875">
            <text:p>￥283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JPY" office:value="164.42132694695">
            <text:p>￥164</text:p>
          </table:table-cell>
          <table:table-cell table:formula="of:=[.E15]*(1+[.F16])" office:value-type="currency" office:currency="JPY" office:value="244.812175870429">
            <text:p>￥245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JPY" office:value="127.466220404807">
            <text:p>￥127</text:p>
          </table:table-cell>
          <table:table-cell table:formula="of:=[.H15]*(1+[.I16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JPY" office:value="86.7703727190104">
            <text:p>￥87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288.156580662473">
            <text:p>￥28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156.73808736999">
            <text:p>￥157</text:p>
          </table:table-cell>
          <table:table-cell table:formula="of:=[.E16]*(1+[.F17])" office:value-type="currency" office:currency="JPY" office:value="247.260297629134">
            <text:p>￥247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JPY" office:value="118.655191344567">
            <text:p>￥119</text:p>
          </table:table-cell>
          <table:table-cell table:formula="of:=[.H16]*(1+[.I17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JPY" office:value="78.8821570172821">
            <text:p>￥7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293.919712275722">
            <text:p>￥294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149.413877679803">
            <text:p>￥149</text:p>
          </table:table-cell>
          <table:table-cell table:formula="of:=[.E17]*(1+[.F18])" office:value-type="currency" office:currency="JPY" office:value="249.732900605425">
            <text:p>￥250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JPY" office:value="110.453219592638">
            <text:p>￥110</text:p>
          </table:table-cell>
          <table:table-cell table:formula="of:=[.H17]*(1+[.I18])" office:value-type="currency" office:currency="JPY" office:value="186">
            <text:p>￥186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JPY" office:value="71.7110518338928">
            <text:p>￥72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1819.46493563557">
            <text:p>￥1.819</text:p>
          </table:table-cell>
          <table:table-cell/>
          <table:table-cell table:style-name="ce13"/>
          <table:table-cell table:formula="of:=SUM([.G8:.G18])" office:value-type="currency" office:currency="JPY" office:value="1550.76238211388">
            <text:p>￥1.551</text:p>
          </table:table-cell>
          <table:table-cell/>
          <table:table-cell table:style-name="ce18"/>
          <table:table-cell table:formula="of:=SUM([.J8:.J18])" office:value-type="currency" office:currency="JPY" office:value="1233.69971200097">
            <text:p>￥1.234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4408.79568413584">
            <text:p>￥4.409</text:p>
          </table:table-cell>
          <table:table-cell table:style-name="ce6"/>
          <table:table-cell table:formula="of:=[.B20]/(1+[.D2])^([.A18]+1/2)" office:value-type="currency" office:currency="JPY" office:value="2166.65771284307">
            <text:p>￥2.167</text:p>
          </table:table-cell>
          <table:table-cell table:formula="of:=[.E18]*[.D5]" office:value-type="currency" office:currency="JPY" office:value="3745.99350908138">
            <text:p>￥3.746</text:p>
          </table:table-cell>
          <table:table-cell table:style-name="ce13"/>
          <table:table-cell table:formula="of:=[.E20]/(1+[.D3])^([.A18]+1/2)" office:value-type="currency" office:currency="JPY" office:value="1590.57726142076">
            <text:p>￥1.591</text:p>
          </table:table-cell>
          <table:table-cell table:formula="of:=[.H18]*[.D5]" office:value-type="currency" office:currency="JPY" office:value="2790">
            <text:p>￥2.790</text:p>
          </table:table-cell>
          <table:table-cell table:style-name="ce18"/>
          <table:table-cell table:formula="of:=[.H20]/(1+[.D4])^([.A18]+1/2)" office:value-type="currency" office:currency="JPY" office:value="1025.60707738603">
            <text:p>￥1.0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20.02.2022</text:date>, <text:time>10:26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20T10:26:53.26</dc:date>
    <dc:creator>aaa </dc:creator>
    <meta:editing-duration>P3DT3H33M19S</meta:editing-duration>
    <meta:editing-cycles>63</meta:editing-cycles>
    <meta:generator>OpenOffice/4.1.5$Win32 OpenOffice.org_project/415m1$Build-9789</meta:generator>
    <meta:document-statistic meta:table-count="5" meta:cell-count="692" meta:object-count="0"/>
  </office:meta>
</office:document-meta>
</file>